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2" style:family="table">
      <style:table-properties style:width="10.874cm" fo:margin-left="1.286cm" fo:margin-right="4.84cm" table:align="margins" style:writing-mode="lr-tb"/>
    </style:style>
    <style:style style:name="Таблица2.A" style:family="table-column">
      <style:table-column-properties style:column-width="5.477cm" style:rel-column-width="33006*"/>
    </style:style>
    <style:style style:name="Таблица2.B" style:family="table-column">
      <style:table-column-properties style:column-width="5.398cm" style:rel-column-width="32529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min-row-height="0.3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5" style:family="table" style:master-page-name="Landscape">
      <style:table-properties style:width="25.7cm" style:page-number="auto" table:align="margins" style:writing-mode="lr-tb"/>
    </style:style>
    <style:style style:name="Таблица5.A" style:family="table-column">
      <style:table-column-properties style:column-width="2.141cm" style:rel-column-width="5460*"/>
    </style:style>
    <style:style style:name="Таблица5.E" style:family="table-column">
      <style:table-column-properties style:column-width="4.14cm" style:rel-column-width="10556*"/>
    </style:style>
    <style:style style:name="Таблица5.F" style:family="table-column">
      <style:table-column-properties style:column-width="1.6cm" style:rel-column-width="4079*"/>
    </style:style>
    <style:style style:name="Таблица5.G" style:family="table-column">
      <style:table-column-properties style:column-width="1.773cm" style:rel-column-width="4520*"/>
    </style:style>
    <style:style style:name="Таблица5.H" style:family="table-column">
      <style:table-column-properties style:column-width="2.124cm" style:rel-column-width="5415*"/>
    </style:style>
    <style:style style:name="Таблица5.I" style:family="table-column">
      <style:table-column-properties style:column-width="1.072cm" style:rel-column-width="2734*"/>
    </style:style>
    <style:style style:name="Таблица5.L" style:family="table-column">
      <style:table-column-properties style:column-width="2.145cm" style:rel-column-width="5471*"/>
    </style:style>
    <style:style style:name="Таблица5.A1" style:family="table-cell">
      <style:table-cell-properties fo:padding="0.097cm" fo:border="none"/>
    </style:style>
    <style:style style:name="Таблица5.3" style:family="table-row">
      <style:table-row-properties style:min-row-height="0.616cm"/>
    </style:style>
    <style:style style:name="Таблица5.C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I7" style:family="table-cell">
      <style:table-cell-properties style:vertical-align="middle" fo:padding="0.097cm" fo:border="0.05pt solid #000000"/>
    </style:style>
    <style:style style:name="Таблица5.C8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8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8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H8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I8" style:family="table-cell">
      <style:table-cell-properties fo:padding="0.097cm" fo:border="0.05pt solid #000000"/>
    </style:style>
    <style:style style:name="Таблица5.D11" style:family="table-cell">
      <style:table-cell-properties style:vertical-align="middle" fo:padding="0.097cm" fo:border="none"/>
    </style:style>
    <style:style style:name="Таблица6" style:family="table" style:master-page-name="Landscape">
      <style:table-properties style:width="25.7cm" style:page-number="auto" table:align="margins" style:writing-mode="lr-tb"/>
    </style:style>
    <style:style style:name="Таблица6.A" style:family="table-column">
      <style:table-column-properties style:column-width="2.141cm" style:rel-column-width="5460*"/>
    </style:style>
    <style:style style:name="Таблица6.E" style:family="table-column">
      <style:table-column-properties style:column-width="4.14cm" style:rel-column-width="10556*"/>
    </style:style>
    <style:style style:name="Таблица6.F" style:family="table-column">
      <style:table-column-properties style:column-width="1.6cm" style:rel-column-width="4079*"/>
    </style:style>
    <style:style style:name="Таблица6.G" style:family="table-column">
      <style:table-column-properties style:column-width="1.773cm" style:rel-column-width="4520*"/>
    </style:style>
    <style:style style:name="Таблица6.H" style:family="table-column">
      <style:table-column-properties style:column-width="2.124cm" style:rel-column-width="5415*"/>
    </style:style>
    <style:style style:name="Таблица6.I" style:family="table-column">
      <style:table-column-properties style:column-width="1.072cm" style:rel-column-width="2734*"/>
    </style:style>
    <style:style style:name="Таблица6.L" style:family="table-column">
      <style:table-column-properties style:column-width="2.145cm" style:rel-column-width="5471*"/>
    </style:style>
    <style:style style:name="Таблица6.A1" style:family="table-cell">
      <style:table-cell-properties fo:padding="0.097cm" fo:border="none"/>
    </style:style>
    <style:style style:name="Таблица6.3" style:family="table-row">
      <style:table-row-properties style:min-row-height="0.616cm"/>
    </style:style>
    <style:style style:name="Таблица6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I10" style:family="table-cell">
      <style:table-cell-properties style:vertical-align="middle" fo:padding="0.097cm" fo:border="0.05pt solid #000000"/>
    </style:style>
    <style:style style:name="Таблица6.C1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H1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I11" style:family="table-cell">
      <style:table-cell-properties fo:padding="0.097cm" fo:border="0.05pt solid #000000"/>
    </style:style>
    <style:style style:name="Таблица6.D13" style:family="table-cell">
      <style:table-cell-properties style:vertical-align="middle" fo:padding="0.097cm" fo:border="none"/>
    </style:style>
    <style:style style:name="Таблица6.14" style:family="table-row">
      <style:table-row-properties style:min-row-height="0.381cm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P3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4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background-color="transparent" style:font-size-asian="10.5pt" style:font-size-complex="10.5pt"/>
    </style:style>
    <style:style style:name="P5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fo:background-color="transparent" style:font-size-asian="10.5pt" style:font-size-complex="10.5pt"/>
    </style:style>
    <style:style style:name="P6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background-color="transparent" style:font-size-asian="10.5pt" style:font-size-complex="10.5pt"/>
    </style:style>
    <style:style style:name="P8" style:family="paragraph" style:parent-style-name="FR1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font-weight="bold" fo:background-color="transparent" style:font-size-asian="10.5pt" style:font-weight-asian="bold" style:font-size-complex="10.5pt"/>
    </style:style>
    <style:style style:name="P9" style:family="paragraph" style:parent-style-name="FR1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10" style:family="paragraph" style:parent-style-name="Iniiaiie_20_oaeno_20_2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background-color="transparent"/>
    </style:style>
    <style:style style:name="P13" style:family="paragraph" style:parent-style-name="Standard">
      <style:paragraph-properties fo:text-align="justify" style:justify-single-word="false"/>
      <style:text-properties fo:font-size="10pt" fo:background-color="transparent" style:font-size-asian="10pt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0pt" fo:background-color="transparent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fo:language="en" fo:country="US" officeooo:paragraph-rsid="001337bc" fo:background-color="transparen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fo:language="en" fo:country="US" officeooo:rsid="001337bc" officeooo:paragraph-rsid="001337bc" fo:background-color="transparen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fo:language="ru" fo:country="RU" officeooo:paragraph-rsid="001337bc" fo:background-color="transparent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fo:language="ru" fo:country="RU" officeooo:rsid="001337bc" officeooo:paragraph-rsid="001337bc" fo:background-color="transparen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text-properties fo:background-color="transparen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2" style:family="paragraph" style:parent-style-name="Iau_3f_iue">
      <style:paragraph-properties fo:margin-left="0cm" fo:margin-right="0cm" fo:text-align="center" style:justify-single-word="false" fo:text-indent="0cm" style:auto-text-indent="false"/>
      <style:text-properties fo:font-size="10.5pt" fo:font-weight="bold" fo:background-color="transparent" style:font-size-asian="10.5pt" style:font-weight-asian="bold" style:font-size-complex="10.5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transparent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25" style:family="paragraph" style:parent-style-name="Iau_3f_iue">
      <style:paragraph-properties fo:text-align="center" style:justify-single-word="false"/>
      <style:text-properties fo:font-size="10.5pt" fo:font-weight="bold" fo:background-color="transparent" style:font-size-asian="10.5pt" style:font-weight-asian="bold" style:font-size-complex="10.5pt"/>
    </style:style>
    <style:style style:name="P26" style:family="paragraph" style:parent-style-name="Iau_3f_iue">
      <style:paragraph-properties fo:text-align="center" style:justify-single-word="false" fo:orphans="0" fo:widows="0"/>
      <style:text-properties fo:font-size="10.5pt" fo:font-weight="bold" fo:background-color="transparent" style:font-size-asian="10.5pt" style:font-weight-asian="bold" style:font-size-complex="10.5pt"/>
    </style:style>
    <style:style style:name="P27" style:family="paragraph" style:parent-style-name="Iau_3f_iue" style:master-page-name="">
      <style:paragraph-properties fo:margin-left="0cm" fo:margin-right="0cm" fo:text-align="center" style:justify-single-word="false" fo:orphans="2" fo:widows="2" fo:text-indent="0.053cm" style:auto-text-indent="false" style:page-number="auto"/>
      <style:text-properties fo:font-size="10.5pt" fo:font-weight="bold" fo:background-color="transparent" style:font-size-asian="10.5pt" style:font-weight-asian="bold" style:font-size-complex="10.5pt"/>
    </style:style>
    <style:style style:name="P28" style:family="paragraph" style:parent-style-name="Iau_3f_iue" style:master-page-name="">
      <style:paragraph-properties fo:margin-left="0cm" fo:margin-right="0cm" fo:text-align="center" style:justify-single-word="false" fo:orphans="2" fo:widows="2" fo:text-indent="0.053cm" style:auto-text-indent="false" style:page-number="auto">
        <style:tab-stops>
          <style:tab-stop style:position="0.847cm"/>
        </style:tab-stops>
      </style:paragraph-properties>
      <style:text-properties fo:font-size="10.5pt" fo:font-weight="bold" fo:background-color="transparent" style:font-size-asian="10.5pt" style:font-weight-asian="bold" style:font-size-complex="10.5pt"/>
    </style:style>
    <style:style style:name="P29" style:family="paragraph" style:parent-style-name="Iau_3f_iue" style:master-page-name="">
      <style:paragraph-properties fo:margin-left="0cm" fo:margin-right="0cm" fo:text-align="center" style:justify-single-word="false" fo:orphans="2" fo:widows="2" fo:text-indent="0.026cm" style:auto-text-indent="false" style:page-number="auto"/>
      <style:text-properties fo:font-size="10.5pt" fo:font-weight="bold" fo:background-color="transparent" style:font-size-asian="10.5pt" style:font-weight-asian="bold" style:font-size-complex="10.5pt"/>
    </style:style>
    <style:style style:name="P30" style:family="paragraph" style:parent-style-name="caaieiaie_20_2">
      <style:paragraph-properties fo:text-align="center" style:justify-single-word="false"/>
      <style:text-properties fo:font-size="10.5pt" fo:font-weight="normal" fo:background-color="transparent" style:font-size-asian="10.5pt" style:font-weight-asian="normal" style:font-size-complex="10.5pt"/>
    </style:style>
    <style:style style:name="P31" style:family="paragraph" style:parent-style-name="caaieiaie_20_2">
      <style:paragraph-properties fo:text-align="end" style:justify-single-word="false"/>
      <style:text-properties fo:font-size="10.5pt" fo:font-weight="normal" fo:background-color="transparent" style:font-size-asian="10.5pt" style:font-weight-asian="normal" style:font-size-complex="10.5pt"/>
    </style:style>
    <style:style style:name="P32" style:family="paragraph" style:parent-style-name="caaieiaie_20_2">
      <style:paragraph-properties fo:text-align="justify" style:justify-single-word="false"/>
      <style:text-properties fo:font-size="10.5pt" fo:font-weight="normal" fo:background-color="transparent" style:font-size-asian="10.5pt" style:font-weight-asian="normal" style:font-size-complex="10.5pt"/>
    </style:style>
    <style:style style:name="P33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fo:background-color="transparent" style:font-size-asian="10.5pt" style:font-size-complex="10.5pt"/>
    </style:style>
    <style:style style:name="P34" style:family="paragraph" style:parent-style-name="Iacaaiea">
      <style:paragraph-properties fo:margin-top="0cm" fo:margin-bottom="0cm" style:contextual-spacing="false" fo:text-align="center" style:justify-single-word="false"/>
      <style:text-properties fo:color="#83caff" fo:font-size="10.5pt" fo:font-weight="bold" fo:background-color="transparent" style:font-size-asian="10.5pt" style:font-weight-asian="bold" style:font-size-complex="10.5pt"/>
    </style:style>
    <style:style style:name="P35" style:family="paragraph" style:parent-style-name="Iacaaiea">
      <style:paragraph-properties fo:margin-top="0cm" fo:margin-bottom="0cm" style:contextual-spacing="false" fo:text-align="justify" style:justify-single-word="false"/>
      <style:text-properties fo:font-size="10pt" fo:background-color="transparent" style:font-size-asian="10pt" style:font-size-complex="10pt"/>
    </style:style>
    <style:style style:name="P36" style:family="paragraph" style:parent-style-name="Iacaaiea">
      <style:paragraph-properties fo:margin-top="0cm" fo:margin-bottom="0cm" style:contextual-spacing="false" fo:text-align="center" style:justify-single-word="false"/>
      <style:text-properties fo:font-size="10.5pt" fo:font-weight="bold" fo:background-color="transparent" style:font-size-asian="10.5pt" style:font-weight-asian="bold" style:font-size-complex="10.5pt"/>
    </style:style>
    <style:style style:name="P37" style:family="paragraph" style:parent-style-name="FR1">
      <style:paragraph-properties fo:margin-left="0cm" fo:margin-right="0cm" fo:margin-top="0cm" fo:margin-bottom="0cm" style:contextual-spacing="false" fo:line-height="100%" fo:text-align="justify" style:justify-single-word="false" fo:text-indent="1.217cm" style:auto-text-indent="false">
        <style:tab-stops/>
      </style:paragraph-properties>
      <style:text-properties fo:font-size="10.5pt" fo:background-color="transparent" style:font-size-asian="10.5pt" style:font-size-complex="10.5pt"/>
    </style:style>
    <style:style style:name="P38" style:family="paragraph" style:parent-style-name="FR1">
      <style:paragraph-properties fo:margin-left="0.071cm" fo:margin-right="0cm" fo:margin-top="0cm" fo:margin-bottom="0cm" style:contextual-spacing="false" fo:line-height="100%" fo:text-align="center" style:justify-single-word="false" fo:orphans="0" fo:widows="0" fo:text-indent="-0.079cm" style:auto-text-indent="false">
        <style:tab-stops>
          <style:tab-stop style:position="0.847cm"/>
        </style:tab-stops>
      </style:paragraph-properties>
      <style:text-properties fo:font-size="10.5pt" fo:font-weight="bold" fo:background-color="transparent" style:font-size-asian="10.5pt" style:font-weight-asian="bold" style:font-size-complex="10.5pt"/>
    </style:style>
    <style:style style:name="P39" style:family="paragraph" style:parent-style-name="Table_20_Contents">
      <style:text-properties fo:background-color="transparent"/>
    </style:style>
    <style:style style:name="P40" style:family="paragraph" style:parent-style-name="Table_20_Contents">
      <style:text-properties fo:font-size="10pt" fo:background-color="transparen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size="11pt" fo:language="en" fo:country="US" fo:background-color="transparent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fo:language="en" fo:country="US" officeooo:rsid="00111c79" officeooo:paragraph-rsid="00111c79" fo:background-color="transparent"/>
    </style:style>
    <style:style style:name="P44" style:family="paragraph" style:parent-style-name="Table_20_Contents">
      <style:paragraph-properties fo:margin-left="0.019cm" fo:margin-right="0.019cm" fo:text-align="start" style:justify-single-word="false" fo:text-indent="0cm" style:auto-text-indent="false"/>
      <style:text-properties fo:font-size="10.5pt" fo:background-color="transparent" style:font-size-asian="10.5pt" style:font-size-complex="10.5pt"/>
    </style:style>
    <style:style style:name="P45" style:family="paragraph" style:parent-style-name="Table_20_Contents">
      <style:paragraph-properties fo:margin-left="0.019cm" fo:margin-right="0.019cm" fo:text-align="center" style:justify-single-word="false" fo:text-indent="0cm" style:auto-text-indent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margin-left="0.019cm" fo:margin-right="0.019cm" fo:text-align="start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47" style:family="paragraph" style:parent-style-name="Table_20_Contents">
      <style:paragraph-properties fo:margin-left="0.019cm" fo:margin-right="-0.011cm" fo:text-align="center" style:justify-single-word="false" fo:text-indent="0cm" style:auto-text-indent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margin-left="-0.011cm" fo:margin-right="-0.011cm" fo:text-align="center" style:justify-single-word="false" fo:text-indent="0cm" style:auto-text-indent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left="-0.011cm" fo:margin-right="-0.011cm" fo:text-indent="0cm" style:auto-text-indent="false"/>
      <style:text-properties fo:font-size="11pt" fo:language="en" fo:country="US" fo:background-color="transparent" style:font-size-asian="11pt" style:font-size-complex="11pt"/>
    </style:style>
    <style:style style:name="P50" style:family="paragraph" style:parent-style-name="Table_20_Contents">
      <style:paragraph-properties fo:margin-left="-0.011cm" fo:margin-right="-0.011cm" fo:text-align="end" style:justify-single-word="false" fo:text-indent="0cm" style:auto-text-indent="false"/>
      <style:text-properties fo:font-size="11pt" fo:language="en" fo:country="US" fo:background-color="transparent" style:font-size-asian="11pt" style:font-size-complex="11pt"/>
    </style:style>
    <style:style style:name="P51" style:family="paragraph" style:parent-style-name="Table_20_Contents">
      <style:paragraph-properties fo:margin-left="-0.011cm" fo:margin-right="-0.011cm" fo:text-indent="0cm" style:auto-text-indent="false"/>
      <style:text-properties fo:background-color="transparent"/>
    </style:style>
    <style:style style:name="P52" style:family="paragraph" style:parent-style-name="Table_20_Contents">
      <style:paragraph-properties fo:margin-left="0.019cm" fo:margin-right="-0.011cm" fo:text-align="center" style:justify-single-word="false" fo:text-indent="0.028cm" style:auto-text-indent="false"/>
      <style:text-properties fo:font-size="11pt" fo:language="en" fo:country="US" fo:background-color="transparent" style:font-size-asian="11pt" style:font-size-complex="11pt"/>
    </style:style>
    <style:style style:name="P53" style:family="paragraph" style:parent-style-name="Table_20_Contents">
      <style:paragraph-properties fo:margin-left="-0.011cm" fo:margin-right="-0.011cm" fo:text-align="end" style:justify-single-word="false" fo:text-indent="-0.028cm" style:auto-text-indent="false">
        <style:tab-stops/>
      </style:paragraph-properties>
      <style:text-properties fo:font-size="11pt" fo:language="en" fo:country="US" fo:background-color="transparent" style:font-size-asian="11pt" style:font-size-complex="11pt"/>
    </style:style>
    <style:style style:name="P54" style:family="paragraph" style:parent-style-name="Table_20_Contents">
      <style:paragraph-properties fo:margin-left="-0.011cm" fo:margin-right="-0.011cm" fo:text-indent="-0.028cm" style:auto-text-indent="false">
        <style:tab-stops/>
      </style:paragraph-properties>
      <style:text-properties fo:background-color="transparent"/>
    </style:style>
    <style:style style:name="P55" style:family="paragraph" style:parent-style-name="Table_20_Contents">
      <style:paragraph-properties fo:margin-left="-0.011cm" fo:margin-right="0.019cm" fo:text-indent="-0.028cm" style:auto-text-indent="false">
        <style:tab-stops/>
      </style:paragraph-properties>
      <style:text-properties fo:language="ru" fo:country="RU" fo:background-color="transparent"/>
    </style:style>
    <style:style style:name="P56" style:family="paragraph" style:parent-style-name="Table_20_Contents">
      <style:paragraph-properties fo:margin-left="-0.011cm" fo:margin-right="0.019cm" fo:text-indent="0cm" style:auto-text-indent="false"/>
      <style:text-properties fo:background-color="transparent"/>
    </style:style>
    <style:style style:name="P57" style:family="paragraph" style:parent-style-name="Text_20_body" style:master-page-name="">
      <style:paragraph-properties fo:margin-left="10.266cm" fo:margin-right="0cm" fo:margin-top="0cm" fo:margin-bottom="0cm" style:contextual-spacing="false" fo:text-align="justify" style:justify-single-word="false" fo:orphans="2" fo:widows="2" fo:text-indent="0cm" style:auto-text-indent="false" style:page-number="auto" style:writing-mode="lr-tb"/>
      <style:text-properties fo:font-weight="bold" fo:background-color="transparent"/>
    </style:style>
    <style:style style:name="P58" style:family="paragraph" style:parent-style-name="Text_20_body">
      <style:paragraph-properties fo:text-align="justify" style:justify-single-word="false"/>
      <style:text-properties fo:font-size="10pt" fo:background-color="transparent" style:font-size-asian="10pt" style:font-size-complex="10pt"/>
    </style:style>
    <style:style style:name="P59" style:family="paragraph" style:parent-style-name="Text_20_body" style:master-page-name="">
      <style:paragraph-properties fo:margin-left="10.239cm" fo:margin-right="0cm" fo:margin-top="0cm" fo:margin-bottom="0cm" style:contextual-spacing="false" fo:text-align="justify" style:justify-single-word="false" fo:orphans="2" fo:widows="2" fo:text-indent="0cm" style:auto-text-indent="false" style:page-number="auto" style:writing-mode="lr-tb"/>
      <style:text-properties fo:font-weight="bold" fo:background-color="transparent"/>
    </style:style>
    <style:style style:name="P60" style:family="paragraph" style:parent-style-name="Text_20_body" style:master-page-name="">
      <style:paragraph-properties fo:margin-left="0cm" fo:margin-right="0cm" fo:margin-top="0cm" fo:margin-bottom="0cm" style:contextual-spacing="false" fo:text-align="justify" style:justify-single-word="false" fo:orphans="2" fo:widows="2" fo:text-indent="1.244cm" style:auto-text-indent="false" style:page-number="auto" style:writing-mode="lr-tb"/>
      <style:text-properties fo:background-color="transparent"/>
    </style:style>
    <style:style style:name="P61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62" style:family="paragraph" style:parent-style-name="Iau_3f_iue" style:list-style-name="L2">
      <style:paragraph-properties fo:margin-left="0cm" fo:margin-right="0cm" fo:text-align="justify" style:justify-single-word="false" fo:orphans="0" fo:widows="0" fo:text-indent="1.251cm" style:auto-text-indent="false"/>
      <style:text-properties fo:font-size="10.5pt" fo:background-color="transparent" style:font-size-asian="10.5pt" style:font-size-complex="10.5pt"/>
    </style:style>
    <style:style style:name="P63" style:family="paragraph" style:parent-style-name="Iau_3f_iue" style:list-style-name="L10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64" style:family="paragraph" style:parent-style-name="Iau_3f_iue" style:list-style-name="L11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65" style:family="paragraph" style:parent-style-name="Iau_3f_iue" style:list-style-name="L13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66" style:family="paragraph" style:parent-style-name="Iau_3f_iue" style:list-style-name="L15">
      <style:paragraph-properties fo:margin-left="0cm" fo:margin-right="0cm" fo:text-align="center" style:justify-single-word="false" fo:text-indent="0cm" style:auto-text-indent="false"/>
      <style:text-properties fo:font-size="10.5pt" fo:font-weight="bold" fo:background-color="transparent" style:font-size-asian="10.5pt" style:font-weight-asian="bold" style:font-size-complex="10.5pt"/>
    </style:style>
    <style:style style:name="P67" style:family="paragraph" style:parent-style-name="Iniiaiie_20_oaeno_20_3" style:list-style-name="L12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background-color="transparent" style:font-size-asian="10.5pt" style:font-size-complex="10.5pt"/>
    </style:style>
    <style:style style:name="P68" style:family="paragraph" style:parent-style-name="Iniiaiie_20_oaeno_20_3" style:list-style-name="L14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background-color="transparent" style:font-size-asian="10.5pt" style:font-size-complex="10.5pt"/>
    </style:style>
    <style:style style:name="P69" style:family="paragraph" style:parent-style-name="Iniiaiie_20_oaeno_20_3" style:list-style-name="L14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font-weight="bold" fo:background-color="transparent" style:font-size-asian="10.5pt" style:font-weight-asian="bold" style:font-size-complex="10.5pt"/>
    </style:style>
    <style:style style:name="P70" style:family="paragraph" style:parent-style-name="FR1" style:list-style-name="L3">
      <style:paragraph-properties fo:margin-left="0cm" fo:margin-right="0cm" fo:margin-top="0cm" fo:margin-bottom="0cm" style:contextual-spacing="false" fo:line-height="100%" fo:text-align="justify" style:justify-single-word="false" fo:text-indent="1.217cm" style:auto-text-indent="false">
        <style:tab-stops/>
      </style:paragraph-properties>
      <style:text-properties fo:font-size="10.5pt" fo:background-color="transparent" style:font-size-asian="10.5pt" style:font-size-complex="10.5pt"/>
    </style:style>
    <style:style style:name="P71" style:family="paragraph" style:parent-style-name="FR1" style:list-style-name="L4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72" style:family="paragraph" style:parent-style-name="FR1" style:list-style-name="L5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73" style:family="paragraph" style:parent-style-name="FR1" style:list-style-name="L5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P74" style:family="paragraph" style:parent-style-name="FR1" style:list-style-name="L6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75" style:family="paragraph" style:parent-style-name="FR1" style:list-style-name="L7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76" style:family="paragraph" style:parent-style-name="FR1" style:list-style-name="L8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77" style:family="paragraph" style:parent-style-name="FR1" style:list-style-name="L9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78" style:family="paragraph" style:parent-style-name="Iniiaiie_20_oaeno_20_2" style:list-style-name="L1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79" style:family="paragraph" style:parent-style-name="Table_20_Contents">
      <style:paragraph-properties fo:margin-left="-0.011cm" fo:margin-right="-0.011cm" fo:text-indent="0cm" style:auto-text-indent="false"/>
      <style:text-properties fo:font-size="11pt" fo:language="en" fo:country="US" officeooo:rsid="00187e2b" officeooo:paragraph-rsid="00187e2b" fo:background-color="transparent" style:font-size-asian="11pt" style:font-size-complex="11pt"/>
    </style:style>
    <style:style style:name="P80" style:family="paragraph" style:parent-style-name="Table_20_Contents">
      <style:paragraph-properties fo:margin-left="-0.011cm" fo:margin-right="-0.011cm" fo:text-align="end" style:justify-single-word="false" fo:text-indent="0cm" style:auto-text-indent="false"/>
      <style:text-properties fo:font-size="11pt" fo:language="en" fo:country="US" officeooo:rsid="00187e2b" officeooo:paragraph-rsid="00187e2b" fo:background-color="transparent" style:font-size-asian="11pt" style:font-size-complex="11pt"/>
    </style:style>
    <style:style style:name="P81" style:family="paragraph" style:parent-style-name="Table_20_Contents">
      <style:paragraph-properties fo:margin-left="-0.011cm" fo:margin-right="-0.011cm" fo:text-align="end" style:justify-single-word="false" fo:text-indent="-0.028cm" style:auto-text-indent="false">
        <style:tab-stops/>
      </style:paragraph-properties>
      <style:text-properties fo:font-size="11pt" fo:language="en" fo:country="US" officeooo:rsid="00187e2b" officeooo:paragraph-rsid="00187e2b" fo:background-color="transparent" style:font-size-asian="11pt" style:font-size-complex="11pt"/>
    </style:style>
    <style:style style:name="P82" style:family="paragraph" style:parent-style-name="Table_20_Contents">
      <style:paragraph-properties fo:text-align="end" style:justify-single-word="false"/>
      <style:text-properties fo:font-size="11pt" fo:language="en" fo:country="US" officeooo:rsid="00187e2b" officeooo:paragraph-rsid="00187e2b" fo:background-color="transparent" style:font-size-asian="11pt" style:font-size-complex="11pt"/>
    </style:style>
    <style:style style:name="P83" style:family="paragraph" style:parent-style-name="Text_20_body" style:master-page-name="Standard">
      <style:paragraph-properties fo:margin-left="10.266cm" fo:margin-right="0cm" fo:margin-top="0cm" fo:margin-bottom="0cm" style:contextual-spacing="false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fo:background-color="transparent" style:font-size-asian="10.5pt" style:font-weight-asian="bold" style:font-size-complex="10.5pt"/>
    </style:style>
    <style:style style:name="P84" style:family="paragraph" style:parent-style-name="Text_20_body" style:list-style-name="L10">
      <style:paragraph-properties fo:margin-left="0cm" fo:margin-right="0cm" fo:text-align="justify" style:justify-single-word="false" fo:text-indent="1.251cm" style:auto-text-indent="false"/>
      <style:text-properties fo:color="#000000" fo:font-size="10.5pt" fo:background-color="transparent" style:font-size-asian="10.5pt" style:font-size-complex="10.5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 officeooo:rsid="000e8410"/>
    </style:style>
    <style:style style:name="T8" style:family="text">
      <style:text-properties style:font-name="Times New Roman" fo:language="en" fo:country="US" officeooo:rsid="001061a5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/>
    </style:style>
    <style:style style:name="T11" style:family="text">
      <style:text-properties fo:color="#000000" style:font-name="Times New Roman" fo:language="en" fo:country="US" officeooo:rsid="001061a5"/>
    </style:style>
    <style:style style:name="T12" style:family="text">
      <style:text-properties fo:color="#000000" fo:font-size="10.5pt"/>
    </style:style>
    <style:style style:name="T13" style:family="text">
      <style:text-properties fo:color="#000000" fo:font-size="10.5pt" fo:font-weight="bold"/>
    </style:style>
    <style:style style:name="T14" style:family="text">
      <style:text-properties fo:color="#000000" fo:font-weight="bold"/>
    </style:style>
    <style:style style:name="T15" style:family="text">
      <style:text-properties fo:color="#000000" style:font-name="Times New Roman1" fo:font-size="10.5pt"/>
    </style:style>
    <style:style style:name="T16" style:family="text">
      <style:text-properties fo:color="#000000" style:font-name="Times New Roman1" fo:font-size="10.5pt" fo:font-weight="bold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.5pt" fo:language="en" fo:country="US" style:font-size-asian="10.5pt" style:font-size-complex="10.5pt"/>
    </style:style>
    <style:style style:name="T19" style:family="text">
      <style:text-properties fo:font-variant="normal" fo:text-transform="none" fo:font-weight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0b95cf"/>
    </style:style>
    <style:style style:name="T22" style:family="text">
      <style:text-properties fo:language="en" fo:country="US" officeooo:rsid="000ccf41"/>
    </style:style>
    <style:style style:name="T23" style:family="text">
      <style:text-properties fo:language="en" fo:country="US" fo:font-weight="bold" officeooo:rsid="00126962" style:font-weight-asian="bold"/>
    </style:style>
    <style:style style:name="T24" style:family="text">
      <style:text-properties fo:language="en" fo:country="US" fo:font-weight="bold" officeooo:rsid="001773b8" style:font-weight-asian="bold"/>
    </style:style>
    <style:style style:name="T25" style:family="text">
      <style:text-properties fo:language="en" fo:country="US" officeooo:rsid="001337bc"/>
    </style:style>
    <style:style style:name="T26" style:family="text">
      <style:text-properties fo:language="en" fo:country="US" officeooo:rsid="00169d40"/>
    </style:style>
    <style:style style:name="T27" style:family="text">
      <style:text-properties fo:language="en" fo:country="US" officeooo:rsid="001a75c6"/>
    </style:style>
    <style:style style:name="T28" style:family="text">
      <style:text-properties fo:language="en" fo:country="US" officeooo:rsid="001b49f7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1337bc"/>
    </style:style>
    <style:style style:name="T31" style:family="text">
      <style:text-properties officeooo:rsid="001337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Приложение № 4</text:p>
      <text:p text:style-name="P59">к распоряжению КУМИ г.Братска</text:p>
      <text:p text:style-name="P57">от 28.11.2013 года № 1577</text:p>
      <text:p text:style-name="P23"/>
      <text:p text:style-name="P34">Бланк договора аренды на 2014г. до одного года и долгосрочный (движимое имущество)</text:p>
      <text:p text:style-name="P34">без торгов без оценки без акта и с актом</text:p>
      <text:p text:style-name="P36">ДОГОВОР № <text:span text:style-name="T21">$ContractNo$</text:span>/14</text:p>
      <text:p text:style-name="P26">аренды муниципального имущества</text:p>
      <text:p text:style-name="P30">Российская Федерация, Иркутская область, город Братск</text:p>
      <text:p text:style-name="P31">от <text:span text:style-name="T22">$ContractDate$ </text:span>года</text:p>
      <text:p text:style-name="P32"/>
      <text:p text:style-name="P1"><text:span text:style-name="T6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</text:span><text:span text:style-name="T7">$PretenderName$</text:span><text:span text:style-name="T6">, з</text:span><text:span text:style-name="T10">арегистрировано ИФНС </text:span><text:span text:style-name="T11">$RegDate$</text:span><text:span text:style-name="T10"> за основным государственным регистрационным номером </text:span><text:span text:style-name="T11">$RegNo$</text:span><text:span text:style-name="T10">, </text:span><text:span text:style-name="T6">в лице генерального директора _______________, действующего на основании устава, паспорт </text:span><text:span text:style-name="T8">$PersonDocNo$</text:span><text:span text:style-name="T6"> выдан отделом УФМС России </text:span><text:span text:style-name="T8">$PersonDocOrgName$</text:span><text:span text:style-name="T6">, дата выдачи </text:span><text:span text:style-name="T8">$PersonDocDate$</text:span><text:span text:style-name="T6">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33">1. ПРЕДМЕТ ДОГОВОРА</text:p>
      <text:p text:style-name="P1"><text:span text:style-name="T2">1.1.</text:span> По настоящему договору Арендодатель передает, а Арендатор принимает в аренду муниципальное Имущество, согласно прилагаемому перечню (Приложение 1), (далее - Имущество).</text:p>
      <text:p text:style-name="P1">Адрес расположения Имущества: <text:span text:style-name="T5">Российская</text:span> <text:span text:style-name="T5">Федерация, Иркутская область, город Братск, жилой район</text:span><text:span text:style-name="T5">_______,</text:span><text:span text:style-name="T5"> улица</text:span><text:span text:style-name="T5">________,</text:span><text:span text:style-name="T5"> дом </text:span><text:span text:style-name="T5">№______</text:span><text:span text:style-name="T5">.</text:span></text:p>
      <text:p text:style-name="P1"><text:span text:style-name="T4">Балансовая стоимость Имущества </text:span><text:span text:style-name="T4">____</text:span><text:span text:style-name="T5">_____________</text:span></text:p>
      <text:p text:style-name="P3"><text:span text:style-name="T2">1.2.</text:span> Имущество принадлежит Арендодателю на праве собственности.</text:p>
      <text:p text:style-name="P3">На момент заключения настоящего Договора, Имущество, передаваемое в аренду, не заложено, не арестовано, не обременено правами третьих лиц.</text:p>
      <text:p text:style-name="P10"><text:span text:style-name="T2">1.3.</text:span> Размер арендной платы составляет:</text:p>
      <text:p text:style-name="P10"><text:span text:style-name="T3">в год, руб.</text:span> <text:s text:c="40"/><text:span text:style-name="T3">в месяц, руб. <text:s text:c="5"/></text:span><text:span text:style-name="T4">(Приложение </text:span><text:span text:style-name="T4">2</text:span><text:span text:style-name="T4">)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$PaymentInYear$</text:p>
          </table:table-cell>
          <table:table-cell table:style-name="Таблица2.A1" office:value-type="string">
            <text:p text:style-name="P43">$PaymentInMonth$</text:p>
          </table:table-cell>
        </table:table-row>
      </table:table>
      <text:p text:style-name="P10">Налог на добавленную стоимость (НДС) в арендную плату не входит.</text:p>
      <text:p text:style-name="P10">Налог на добавленную стоимость оплачивается Арендатором самостоятельно на счет Управления Федерального <text:s/>казначейства по Иркутской области. </text:p>
      <text:p text:style-name="P4">Порядок внесения арендной платы определен в разделе 2 настоящего Договора.</text:p>
      <text:list xml:id="list156282251460607016" text:style-name="L1">
        <text:list-item>
          <text:list>
            <text:list-item>
              <text:p text:style-name="P78">Указанное Имущество предоставляется Арендатору в аренду для использования__________.</text:p>
            </text:list-item>
            <text:list-item>
              <text:p text:style-name="P78">Срок действия настоящего Договора <text:span text:style-name="T2">с </text:span><text:span text:style-name="T23">$RentOficialStartDate$</text:span><text:span text:style-name="T2"> года до </text:span><text:span text:style-name="T23">$RentOficialFinishDate$</text:span><text:span text:style-name="T2"> года.</text:span> По истечении срока действия настоящего Договора, Договор продлению не подлежит. <text:s/></text:p>
            </text:list-item>
          </text:list>
        </text:list-item>
      </text:list>
      <text:p text:style-name="P10"/>
      <text:p text:style-name="P26">2. ПОРЯДОК РАСЧЕТОВ</text:p>
      <text:p text:style-name="P1"><text:span text:style-name="T2">2.1</text:span>. Арендная плата за пользование Имуществ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ежемесячно <text:span text:style-name="T2">по </text:span><text:span text:style-name="T24">$PaymentInMonth$</text:span><text:span text:style-name="T2"> руб.</text:span>, без учета НДС, <text:span text:style-name="T4">до первого числа месяца, следующего за текущим.</text:span></text:p>
      <text:p text:style-name="P2"><text:span text:style-name="T17">Арендатор, после заключения Договора, обязан произвести оплату </text:span>арендной платы за месяц, в котором заключен Договор, <text:span text:style-name="T17">в течении пяти </text:span>календарных дней.</text:p>
      <text:p text:style-name="P6">Датой оплаты Арендатором арендной платы считается дата поступления денежных средств на расчетный счет Арендодателя.</text:p>
      <text:p text:style-name="P4">В платежном поручении указываются назначение платежа, номер договора, дата заключения.</text:p>
      <text:p text:style-name="P4"><text:span text:style-name="T2">2.2. </text:span><text:span text:style-name="T4">Арендная плата может быть изменена Арендодателем в одностороннем порядке не более одного раза в год, в соответствии с Методикой расчета арендной платы за имущество, находящееся в собственности муниципального образования города Братска, утверждаемой постановлением администрации муниципального образования города Братска и действующей на момент изменения арендной платы.</text:span></text:p>
      <text:p text:style-name="P4"><text:span text:style-name="T3">2.3</text:span>. Оплату работ ремонта арендуемого Имуществ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Имущества являются собственностью Арендодателя. При прекращении Договора, Арендатор не имеет прав на возмещение стоимости произведенных улучшений арендуемого Имущества.</text:p>
      <text:list xml:id="list7030280368651002447" text:style-name="L2">
        <text:list-item>
          <text:list>
            <text:list-item>
              <text:p text:style-name="P62">При наличии письменного согласования Арендодателя, Арендатор может сдавать в субаренду <text:s/><text:soft-page-break/>часть арендуемого Имущества. При сдаче движимого Имущества в субаренду, годовая арендная плата за каждую единицу этого Имущества увеличивается в полтора раза.</text:p>
            </text:list-item>
          </text:list>
        </text:list-item>
      </text:list>
      <text:p text:style-name="P38">3. ПРАВА И ОБЯЗАННОСТИ СТОРОН</text:p>
      <text:p text:style-name="P8">3.1. Арендодатель обязан:</text:p>
      <text:list xml:id="list1998190311592591176" text:style-name="L3">
        <text:list-item>
          <text:list>
            <text:list-item>
              <text:list>
                <text:list-item>
                  <text:p text:style-name="P70">Передача Имущества, в соответствии с п.1.1. настоящего Договора, на основании двустороннего акта приема-передачи не требуется, так как указанное Имущество находится в аренде у данного Арендатора по договору аренды муниципального имущества от _______ № ___. Имущество считается переданным Арендатору с даты подписания настоящего Договора.</text:p>
                </text:list-item>
              </text:list>
            </text:list-item>
          </text:list>
        </text:list-item>
      </text:list>
      <text:p text:style-name="P37">(<text:span text:style-name="T3">3.1.1.</text:span> Передать в течение пяти календарных дней после даты подписания настоящего Договора Арендатору Имущество, в соответствии с п.1.1. настоящего договора, на основании двустороннего акта приема-передачи с указанием технического состояния и назначения Имущества на момент сдачи его в аренду (Приложение 3)).</text:p>
      <text:list xml:id="list35565731" text:continue-numbering="true" text:style-name="L3">
        <text:list-item>
          <text:list>
            <text:list-item>
              <text:list>
                <text:list-item>
                  <text:p text:style-name="P70">Письменно информировать об изменении размера арендной платы Арендатора. При уклонении Арендатора от получения уведомления, Арендатор считается уведомленным надлежащим образом.</text:p>
                </text:list-item>
              </text:list>
            </text:list-item>
          </text:list>
        </text:list-item>
      </text:list>
      <text:list xml:id="list6584249946150836328" text:style-name="L4">
        <text:list-item>
          <text:list>
            <text:list-item>
              <text:p text:style-name="P71">Арендодатель имеет право:</text:p>
            </text:list-item>
          </text:list>
        </text:list-item>
      </text:list>
      <text:list xml:id="list2076686491624201230" text:style-name="L5">
        <text:list-item>
          <text:list>
            <text:list-item>
              <text:list>
                <text:list-item>
                  <text:p text:style-name="P73">Проверять техническое состояние и целевое использование Имущества.</text:p>
                </text:list-item>
                <text:list-item>
                  <text:p text:style-name="P72"><text:span text:style-name="T4">Досрочно расторгнуть Договор в случаях и порядке, указанн</text:span><text:span text:style-name="T4">ых</text:span><text:span text:style-name="T4"> в </text:span><text:span text:style-name="T4">разделе 5 настоящего Договора.</text:span></text:p>
                </text:list-item>
              </text:list>
            </text:list-item>
          </text:list>
        </text:list-item>
      </text:list>
      <text:list xml:id="list3917550309320931452" text:style-name="L6">
        <text:list-item>
          <text:list>
            <text:list-item>
              <text:p text:style-name="P74"><text:span text:style-name="T2">Арендатор обяз</text:span><text:span text:style-name="T2">ан</text:span><text:span text:style-name="T2">:</text:span></text:p>
            </text:list-item>
          </text:list>
        </text:list-item>
      </text:list>
      <text:list xml:id="list6753227292738610859" text:style-name="L7">
        <text:list-item>
          <text:list>
            <text:list-item>
              <text:list>
                <text:list-item>
                  <text:p text:style-name="P75">Прием Имущества, в соответствии с п.1.1. настоящего Договора, на основании двустороннего акта приема-передачи не требуется, так как указанное Имущество находится в аренде у данного Арендатора по договору аренды муниципального имущества от _______ № ___.</text:p>
                </text:list-item>
              </text:list>
            </text:list-item>
          </text:list>
        </text:list-item>
      </text:list>
      <text:p text:style-name="P9">(<text:span text:style-name="T3">3.3.1.</text:span> Принять в течение пяти календарных дней после даты подписания настоящего Договора <text:s text:c="2"/>Имущество, в соответствии с п.1.1. настоящего договора, на основании двустороннего акта приема-передачи с указанием технического состояния и назначения Имущества на момент сдачи его в аренду <text:s text:c="13"/>(Приложение 3)).</text:p>
      <text:list xml:id="list35551960" text:continue-numbering="true" text:style-name="L7">
        <text:list-item>
          <text:list>
            <text:list-item>
              <text:list>
                <text:list-item>
                  <text:p text:style-name="P75">Нести полную ответственность за соблюдение требований санитарно-эпидемиологических станций, Гражданской обороны, Госпожнадзора, правил электробезопасности установок потребителя, а так же принимать меры по ликвидации ситуаций, ставящих под угрозу сохранность Имущества.</text:p>
                </text:list-item>
              </text:list>
            </text:list-item>
          </text:list>
        </text:list-item>
      </text:list>
      <text:p text:style-name="P3">Содержать арендуемое Имущество, в полной исправности и надлежащем санитарном состоянии до сдачи его Арендодателю по акту приема-передачи.</text:p>
      <text:p text:style-name="P3"><text:span text:style-name="T3">3.3.3.</text:span> При отсутствии у Арендатора ремонтно-эксплуатационных служб, профилактическое обслуживание и текущий ремонт (инженерно-технических коммуникаций и т.п.) Имущества осуществляется соответствующими жилищно-коммунальными службами или иными спец организациями <text:s/>по договору с Арендатором и за счет Арендатора.</text:p>
      <text:p text:style-name="P3"><text:span text:style-name="T3">3.3.4. </text:span>Использовать Имущество по прямому назначению, в строгом соответствии с п.1.4 настоящего Договора.</text:p>
      <text:p text:style-name="P9"><text:span text:style-name="T3">3.3.5</text:span>. Своевременно производить ремонт Имущества.</text:p>
      <text:p text:style-name="P9"><text:span text:style-name="T3">3.3.6, </text:span>Не передавать без письменного разрешения Арендодателя Имущество третьим лицам по любым основаниям, или использовать право на аренду Имущества в качестве вклада в акционерное общество или другое юридическое лицо, и не использовать Имущество как залог.</text:p>
      <text:p text:style-name="P9"><text:span text:style-name="T3">3.3.7. </text:span>Обеспечивать свободный доступ сотрудников Арендодателя с целью проверки использования Имущества и в установленные Арендодателем сроки устранять выявленные нарушения.</text:p>
      <text:list xml:id="list3294512179329682414" text:style-name="L8">
        <text:list-item>
          <text:list>
            <text:list-item>
              <text:list>
                <text:list-item>
                  <text:p text:style-name="P76">В течение десяти календарных дней со дня подписания настоящего Договора, за счет собственных средств, застраховать Имущество по рискам: пожар, поджег, взрыв, теракт и т.д., с условиями, что выгодоприобретателем является Арендодатель. В течение 5 календарных дней, с момента заключения договора страхования, предоставить копию договора страхования Арендодателю.</text:p>
                </text:list-item>
                <text:list-item>
                  <text:p text:style-name="P76">В течение последнего дня срока действия Договора, либо в день досрочного расторжения Договора, передать Имущество Арендодателю по акту приема-передачи Имущества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, за исключением случая, предусмотренного п. 7.5 настоящего Договора.</text:p>
                </text:list-item>
              </text:list>
            </text:list-item>
          </text:list>
        </text:list-item>
      </text:list>
      <text:p text:style-name="P11"><text:span text:style-name="T1">3.4.</text:span><text:span text:style-name="T19"> </text:span><text:span text:style-name="T14">Арендатор имеет право:</text:span></text:p>
      <text:p text:style-name="P12"><text:span text:style-name="T13">3.4.1. </text:span><text:span text:style-name="T12">По истечении срока договора имеет при прочих равных условиях преимущественное право перед другими лицами на заключение договора аренды Имущества на новый срок при условии надлежащего исполнения обязанностей по настоящему договору в течение срока его действия.</text:span></text:p>
      <text:list xml:id="list3364204100478684425" text:style-name="L9">
        <text:list-item>
          <text:list>
            <text:list-header>
              <text:p text:style-name="P77"/>
            </text:list-header>
          </text:list>
        </text:list-item>
      </text:list>
      <text:p text:style-name="P28">4. ОТВЕТСТВЕННОСТЬ СТОРОН И ПОРЯДОК РАЗРЕШЕНИЯ СПОРОВ</text:p>
      <text:p text:style-name="P3"><text:span text:style-name="T2">4.1</text:span>. 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<text:soft-page-break/>0,1 % (1/300 ставки рефинансирования ЦБ РФ) от суммы задолженности, за каждый день просрочки платежа.</text:p>
      <text:p text:style-name="P3"><text:span text:style-name="T2">4.2</text:span>. В случае нарушения Арендатором сроков внесения арендной платы, Арендодатель вправе <text:s/>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но не более, чем за два срока вперед, а также расторжения в судебном порядке договора и освобождения Имущества.</text:p>
      <text:p text:style-name="P3"><text:span text:style-name="T2">4.3</text:span>. Арендатор уплачивает Арендодателю штраф в следующих случаях:</text:p>
      <text:p text:style-name="P3">а) при передаче Арендатором Имущества или его части в субаренду или в пользование третьим лицам без предварительного письменного разрешения Арендодателя (п.3.3.6) в размере 20% годовой арендной платы на момент выявления нарушения;</text:p>
      <text:p text:style-name="P3">б) при использовании Имущества или его части не по целевому назначению (п.1.4) в размере 20% от годовой арендной платы на момент выявления нарушения;</text:p>
      <text:p text:style-name="P3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3">Доказательством нарушения являются акты проверки использования Имущества или любые другие доказательства, предусмотренные законодательством.</text:p>
      <text:p text:style-name="P3"><text:span text:style-name="T2">4.4</text:span>. Уплата пени (штрафов), установленных настоящим Договором, не освобождает Арендатора от выполнения обязательств по настоящему Договору.</text:p>
      <text:p text:style-name="P3"><text:span text:style-name="T2">4.5.</text:span> Разногласия, возникшие при заключении и исполнении Договора, подлежат разрешению в <text:s/>Арбитражном суде Иркутской области.</text:p>
      <text:p text:style-name="P3"><text:span text:style-name="T2">4.6</text:span>. Изменение собственника (Арендодателя) не влечет за собой изменение условий заключенного договора аренды.</text:p>
      <text:p text:style-name="P9"><text:span text:style-name="T2">4.7.</text:span> Риск случайной гибели или случайного повреждения имущества несет Арендатор. В случае гибели или повреждения Имущества, Арендатор обязан возместить Арендодателю убытки в полной мере. <text:s/></text:p>
      <text:p text:style-name="P9"><text:span text:style-name="T2">4.8</text:span>. Арендодатель не отвечает за недостатки Имущества, которые оговорены в акте приема-передачи к Договору либо обнаруженные Арендатором при последующем осмотре Имущества.</text:p>
      <text:p text:style-name="P9"/>
      <text:p text:style-name="P29">5. ПРЕКРАЩЕНИЕ ДЕЙСТВИЯ ДОГОВОРА</text:p>
      <text:p text:style-name="P3"><text:span text:style-name="T2">5.1</text:span>. Договор аренды может быть расторгнут досрочно по требованию Арендатора в следующих случаях:</text:p>
      <text:p text:style-name="P3"><text:span text:style-name="T3">5.1.1.</text:span> Если арендуемое Имущество в силу обстоятельств, за которые Арендатор не отвечает, окажется в состоянии непригодном для использования.</text:p>
      <text:p text:style-name="P3"><text:span text:style-name="T3">5.1.2.</text:span> При обнаружении скрытых дефектов в арендуемом Имуществе.</text:p>
      <text:p text:style-name="P3">В случае досрочного расторжения настоящего Договора Арендатором он обязан письменно уведомить Арендодателя за месяц до предполагаемого срока расторжения договора, а Арендодатель должен возвратить внесенные платежи за неиспользованный срок аренды</text:p>
      <text:p text:style-name="P3"><text:span text:style-name="T2">5.2.</text:span> Договор аренды может быть расторгнут досрочно по требованию Арендодателя по истечению месяца со дня предупреждения в следующих случаях:</text:p>
      <text:p text:style-name="P3"><text:span text:style-name="T3">5.2.1.</text:span> При использовании Арендатором Имущества (в целом или его части) не в соответствии с условиями Договора аренды.</text:p>
      <text:p text:style-name="P5"><text:span text:style-name="T3">5.2.2.</text:span><text:tab/>Если Арендатор умышленно или по неосторожности ухудшает состояние Имущества, <text:s text:c="2"/>сданного в аренду.</text:p>
      <text:list xml:id="list6539015562905669303" text:style-name="L10">
        <text:list-item>
          <text:list>
            <text:list-item>
              <text:list>
                <text:list-item>
                  <text:p text:style-name="P63">При не выполнении Арендатором требований, установленных пунктами 3.3.4, 3.3.6, 3.3.8 настоящего Договора.</text:p>
                </text:list-item>
                <text:list-item>
                  <text:p text:style-name="P84">Если Арендатор по истечении установленного договором срока платежа не внес арендную плату и (или) за систематическое внесение (более двух раз) арендной платы не в полном размере, определенном Договором;</text:p>
                </text:list-item>
              </text:list>
            </text:list-item>
          </text:list>
        </text:list-item>
      </text:list>
      <text:p text:style-name="P12"><text:span text:style-name="T13">5.2.5. </text:span><text:span text:style-name="T12">В иных, предусмотренных действующим законодательством случаях.</text:span></text:p>
      <text:p text:style-name="P60"><text:span text:style-name="T16">5.2.6.</text:span><text:span text:style-name="T9"> </text:span><text:span text:style-name="T15">В случае, если Арендодатель нуждается в Имуществе, Арендодатель предупреждает Арендатора не менее чем за один месяц. Арендатор обязан расторгнуть настоящий Договор и сдать Имущество по акту приема-передачи Арендодателю.</text:span> </text:p>
      <text:p text:style-name="P3"><text:span text:style-name="T2">5.3</text:span>. Договор аренды подлежит досрочному расторжению, в одностороннем порядке в случаях, если Арендатор более двух раз подряд по истечении установленного договором срока платежа не внес арендную плату и (или) за систематическое невнесение (более двух раз) арендной платы не в полном размере, определенном Договором.</text:p>
      <text:p text:style-name="P3"><text:span text:style-name="T2">5.4</text:span>. В случае досрочного возврата Арендатором Имущества без уведомления Арендодателя и оформления акта приема-передачи Арендодатель имеет право на односторонний отказ от исполнения Договора аренды.</text:p>
      <text:p text:style-name="P3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list xml:id="list5916768132232716947" text:style-name="L11">
        <text:list-item>
          <text:list>
            <text:list-item>
              <text:p text:style-name="P64"><text:soft-page-break/>Стороны вправе расторгнуть настоящий Договор по иным основаниям, предусмотренным <text:s text:c="2"/>действующим законодательством РФ.</text:p>
              <text:p text:style-name="P64"/>
            </text:list-item>
          </text:list>
        </text:list-item>
      </text:list>
      <text:p text:style-name="P27">6.ФОРС-МАЖОР</text:p>
      <text:p text:style-name="P3"><text:span text:style-name="T2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3"><text:span text:style-name="T2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3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3"><text:span text:style-name="T2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3"><text:span text:style-name="T2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3"><text:span text:style-name="T2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7"><text:span text:style-name="T2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list xml:id="list1799104429419791193" text:style-name="L12">
        <text:list-item>
          <text:list>
            <text:list-item>
              <text:p text:style-name="P67">После заключения настоящего Договора вся предшествующая переписка и документы по вопросам, являющимся его предметом, теряют силу.</text:p>
              <text:p text:style-name="P67"/>
            </text:list-item>
          </text:list>
        </text:list-item>
      </text:list>
      <text:p text:style-name="P25">7. ЗАКЛЮЧИТЕЛЬНЫЕ ПОЛОЖЕНИЯ</text:p>
      <text:list xml:id="list8733487178985567909" text:style-name="L13">
        <text:list-item>
          <text:list>
            <text:list-item>
              <text:p text:style-name="P65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65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3"><text:span text:style-name="T3">7.3.</text:span><text:span text:style-name="T4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list xml:id="list8209061728795781689" text:style-name="L14">
        <text:list-item>
          <text:list>
            <text:list-item>
              <text:p text:style-name="P68">По всем вопросам не урегулированным настоящим Договором стороны руководствуются действующим законодательством.</text:p>
            </text:list-item>
            <text:list-item>
              <text:p text:style-name="P68">При перезаключении Договора аренды на новый срок акт приема-передачи муниципального имущества не оформляется.</text:p>
              <text:p text:style-name="P69"/>
            </text:list-item>
          </text:list>
        </text:list-item>
      </text:list>
      <text:p text:style-name="P22">8. ЮРИДИЧЕСКИЕ АДРЕСА И РЕКВИЗИТЫ СТОРОН</text:p>
      <text:list xml:id="list652223452273549330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1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6" office:value-type="string">
            <text:p text:style-name="P14">Комитет по управлению муниципальным<text:tab/></text:p>
            <text:p text:style-name="P13">имуществом администрации города Братска</text:p>
            <text:p text:style-name="P35">г. Братск, пр. Ленина, 37</text:p>
            <text:p text:style-name="P35">т.349060, т/ф 349065</text:p>
            <text:p text:style-name="P35">ИНН 3803201800, КПП 380401001</text:p>
            <text:p text:style-name="P35"/>
            <text:p text:style-name="P35"/>
            <text:p text:style-name="P35">_________________ <text:s text:c="8"/></text:p>
            <text:p text:style-name="P13"><text:tab/><text:tab/><text:tab/>мп</text:p>
          </table:table-cell>
          <table:table-cell table:style-name="Таблица1.A1" office:value-type="string">
            <text:p text:style-name="P16">$PretenderName$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15"><text:span text:style-name="T30">Адрес: </text:span><text:span text:style-name="T31">$PretenderAdress$</text:span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5"><text:span text:style-name="T30">ИНН: </text:span><text:span text:style-name="T31">$INN$</text:span></text:p>
          </table:table-cell>
        </table:table-row>
        <table:table-row table:style-name="Таблица1.4">
          <table:covered-table-cell/>
          <table:table-cell table:style-name="Таблица1.A1" office:value-type="string">
            <text:p text:style-name="P18">ОГРН: </text:p>
          </table:table-cell>
        </table:table-row>
        <table:table-row table:style-name="Таблица1.5">
          <table:covered-table-cell/>
          <table:table-cell table:style-name="Таблица1.A1" office:value-type="string">
            <text:p text:style-name="P17"><text:span text:style-name="T31">Паспорт: </text:span><text:span text:style-name="T25">$PersonDocNo$</text:span></text:p>
          </table:table-cell>
        </table:table-row>
        <table:table-row table:style-name="Таблица1.6">
          <table:covered-table-cell/>
          <table:table-cell table:style-name="Таблица1.A1" office:value-type="string">
            <text:p text:style-name="P17"><text:span text:style-name="T31">Телефон: </text:span><text:span text:style-name="T25">$phones$</text:span></text:p>
          </table:table-cell>
        </table:table-row>
      </table:table>
      <text:p text:style-name="P58"/>
      <text:p text:style-name="P21">Управление Федерального казначейства по Иркутской области (КУМИ г. Братска)</text:p>
      <text:p text:style-name="P19">ГРКЦ ГУ Банка России по Иркутской области г. Иркутск</text:p>
      <text:p text:style-name="P19">БИК 042520001, Сч 40101810900000010001, ИНН 3803201800, КПП 380401001,</text:p>
      <text:p text:style-name="P21">ОКТМО 25714000, КБК 90111105034041000120</text:p>
      <text:p text:style-name="P21">оплата аренды по договору от <text:span text:style-name="T26">$ContractDate$ </text:span>№ <text:span text:style-name="T26">$ContractNo$</text:span></text:p>
      <table:table table:name="Таблица5" table:style-name="Таблица5">
        <table:table-column table:style-name="Таблица5.A" table:number-columns-repeated="4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A" table:number-columns-repeated="2"/>
        <table:table-column table:style-name="Таблица5.L"/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40">Приложение 1</text:p>
          </table:table-cell>
          <table:covered-table-cell/>
        </table:table-row>
        <table:table-row>
          <table:table-cell table:style-name="Таблица5.A1" table:number-columns-spanned="12" office:value-type="string">
            <text:p text:style-name="P41">Перечень муниципального имущества, переданного в аренду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3">
          <table:table-cell table:style-name="Таблица5.A1" table:number-columns-spanned="12" office:value-type="string">
            <text:p text:style-name="P41">Комитетом по управлению муниципальным имуществом администрации города Братс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8" office:value-type="string">
            <text:p text:style-name="P44">к договору аренды № <text:span text:style-name="T27">$ContractNo$</text:span> от <text:span text:style-name="T27">$ContractDate$</text:span>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C7" office:value-type="string">
            <text:p text:style-name="P47">№ п/п</text:p>
          </table:table-cell>
          <table:table-cell table:style-name="Таблица5.C7" table:number-columns-spanned="2" office:value-type="string">
            <text:p text:style-name="P48">Наименование имущества</text:p>
          </table:table-cell>
          <table:covered-table-cell/>
          <table:table-cell table:style-name="Таблица5.C7" table:number-columns-spanned="2" office:value-type="string">
            <text:p text:style-name="P45">Балансовая стоимость, руб</text:p>
          </table:table-cell>
          <table:covered-table-cell/>
          <table:table-cell table:style-name="Таблица5.C7" office:value-type="string">
            <text:p text:style-name="P48">Сумма износ.</text:p>
          </table:table-cell>
          <table:table-cell table:style-name="Таблица5.I7" table:number-columns-spanned="2" office:value-type="string">
            <text:p text:style-name="P47">Остаточная стоимость, руб</text:p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C8" office:value-type="string">
            <text:p text:style-name="P52"/>
          </table:table-cell>
          <table:table-cell table:style-name="Таблица5.D8" table:number-columns-spanned="2" office:value-type="string">
            <text:p text:style-name="P79">$RentObjectName$</text:p>
          </table:table-cell>
          <table:covered-table-cell/>
          <table:table-cell table:style-name="Таблица5.F8" table:number-columns-spanned="2" office:value-type="string">
            <text:p text:style-name="P81">$BalanceCostValue$</text:p>
          </table:table-cell>
          <table:covered-table-cell/>
          <table:table-cell table:style-name="Таблица5.H8" office:value-type="string">
            <text:p text:style-name="P80">$ExhValue$</text:p>
          </table:table-cell>
          <table:table-cell table:style-name="Таблица5.I8" table:number-columns-spanned="2" office:value-type="string">
            <text:p text:style-name="P82">$DepreciatedCostValue$</text:p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D11" table:number-columns-spanned="2" office:value-type="string">
            <text:p text:style-name="P51">КУМИ г. Братска</text:p>
          </table:table-cell>
          <table:covered-table-cell/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D11" table:number-columns-spanned="3" office:value-type="string">
            <text:p text:style-name="P55">Форма (ООО, ОАО)</text:p>
          </table:table-cell>
          <table:covered-table-cell/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</table:table-row>
        <table:table-row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office:value-type="string">
            <text:p text:style-name="P39"/>
          </table:table-cell>
          <table:table-cell table:style-name="Таблица5.A1" table:number-columns-spanned="2" office:value-type="string">
            <text:p text:style-name="P54">______________ М.Г. Пискунова</text:p>
          </table:table-cell>
          <table:covered-table-cell/>
          <table:table-cell table:style-name="Таблица5.A1" table:number-columns-spanned="2" office:value-type="string">
            <text:p text:style-name="P39"/>
          </table:table-cell>
          <table:covered-table-cell/>
          <table:table-cell table:style-name="Таблица5.A1" table:number-columns-spanned="5" office:value-type="string">
            <text:p text:style-name="P56">_________________ <text:span text:style-name="T28">$PretenderName$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  <table:table table:name="Таблица6" table:style-name="Таблица6">
        <table:table-column table:style-name="Таблица6.A" table:number-columns-repeated="4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A" table:number-columns-repeated="2"/>
        <table:table-column table:style-name="Таблица6.L"/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table:number-columns-spanned="2" office:value-type="string">
            <text:p text:style-name="P40">Приложение 2</text:p>
          </table:table-cell>
          <table:covered-table-cell/>
        </table:table-row>
        <table:table-row>
          <table:table-cell table:style-name="Таблица6.A1" table:number-columns-spanned="12" office:value-type="string">
            <text:p text:style-name="P41">Расчет арендной платы за муниципальное имущество, переданного в аренду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table:number-columns-spanned="12" office:value-type="string">
            <text:p text:style-name="P41">Комитетом по управлению муниципальным имуществом администрации города Братс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table:number-columns-spanned="8" office:value-type="string">
            <text:p text:style-name="P46">к договору аренды № <text:span text:style-name="T18">____________</text:span><text:span text:style-name="T17"> от </text:span><text:span text:style-name="T18">______________</text:span><text:span text:style-name="T17">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table:number-rows-spanned="4" table:number-columns-spanned="3" office:value-type="string">
            <text:p text:style-name="P24">Утвержден постановлением администрации муниципального образования города Братска "Об утверждении Методики расчета арендной платы за муниципальное имущество, находящееся в собственности муниципального образования города Братска" </text:p>
            <text:p text:style-name="P24">№ 2873 от 26.12.2011г.</text:p>
          </table:table-cell>
          <table:covered-table-cell/>
          <table:covered-table-cell/>
          <table:table-cell table:style-name="Таблица6.A1" table:number-rows-spanned="4" office:value-type="string">
            <text:p text:style-name="P24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C10" office:value-type="string">
            <text:p text:style-name="P47">№ п/п</text:p>
          </table:table-cell>
          <table:table-cell table:style-name="Таблица6.C10" table:number-columns-spanned="2" office:value-type="string">
            <text:p text:style-name="P48">Наименование имущества</text:p>
          </table:table-cell>
          <table:covered-table-cell/>
          <table:table-cell table:style-name="Таблица6.C10" table:number-columns-spanned="2" office:value-type="string">
            <text:p text:style-name="P45">Балансовая стоимость, руб</text:p>
          </table:table-cell>
          <table:covered-table-cell/>
          <table:table-cell table:style-name="Таблица6.C10" office:value-type="string">
            <text:p text:style-name="P48">Сумма износ.</text:p>
          </table:table-cell>
          <table:table-cell table:style-name="Таблица6.I10" table:number-columns-spanned="2" office:value-type="string">
            <text:p text:style-name="P47">Остаточная стоимость, руб</text:p>
          </table:table-cell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C11" office:value-type="string">
            <text:p text:style-name="P52"/>
          </table:table-cell>
          <table:table-cell table:style-name="Таблица6.D11" table:number-columns-spanned="2" office:value-type="string">
            <text:p text:style-name="P49"/>
          </table:table-cell>
          <table:covered-table-cell/>
          <table:table-cell table:style-name="Таблица6.F11" table:number-columns-spanned="2" office:value-type="string">
            <text:p text:style-name="P53"/>
          </table:table-cell>
          <table:covered-table-cell/>
          <table:table-cell table:style-name="Таблица6.H11" office:value-type="string">
            <text:p text:style-name="P50"/>
          </table:table-cell>
          <table:table-cell table:style-name="Таблица6.I11" table:number-columns-spanned="2" office:value-type="string">
            <text:p text:style-name="P42"/>
          </table:table-cell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office:value-type="string">
            <text:p text:style-name="P39"/>
          </table:table-cell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D13" table:number-columns-spanned="2" office:value-type="string">
            <text:p text:style-name="P51">КУМИ г. Братска</text:p>
          </table:table-cell>
          <table:covered-table-cell/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D13" table:number-columns-spanned="3" office:value-type="string">
            <text:p text:style-name="P55">Форма (ООО, ОАО)</text:p>
          </table:table-cell>
          <table:covered-table-cell/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 table:style-name="Таблица6.14"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office:value-type="string">
            <text:p text:style-name="P39"/>
          </table:table-cell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</table:table-row>
        <table:table-row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office:value-type="string">
            <text:p text:style-name="P39"/>
          </table:table-cell>
          <table:table-cell table:style-name="Таблица6.A1" table:number-columns-spanned="2" office:value-type="string">
            <text:p text:style-name="P54">______________ М.Г. Пискунова</text:p>
          </table:table-cell>
          <table:covered-table-cell/>
          <table:table-cell table:style-name="Таблица6.A1" table:number-columns-spanned="2" office:value-type="string">
            <text:p text:style-name="P39"/>
          </table:table-cell>
          <table:covered-table-cell/>
          <table:table-cell table:style-name="Таблица6.A1" table:number-columns-spanned="5" office:value-type="string">
            <text:p text:style-name="P56">_________________ <text:span text:style-name="T29">Название организации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style:contextual-spacing="false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-left="0.071cm" fo:margin-right="0cm" fo:margin-top="0.035cm" fo:margin-bottom="0cm" style:contextual-spacing="false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-left="1.529cm" fo:margin-right="0cm" fo:margin-top="0cm" fo:margin-bottom="0cm" style:contextual-spacing="false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-left="0cm" fo:margin-right="0cm" fo:margin-top="0.035cm" fo:margin-bottom="0.035cm" style:contextual-spacing="false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-left="2.496cm" fo:margin-right="0cm" fo:margin-top="0cm" fo:margin-bottom="0cm" style:contextual-spacing="false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 style:contextual-spacing="false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date>2014-10-09T15:39:44.78</dc:date>
    <meta:print-date>2012-11-20T15:16:10.32</meta:print-date>
    <meta:editing-cycles>161</meta:editing-cycles>
    <meta:editing-duration>P1DT39M2S</meta:editing-duration>
    <meta:generator>LibreOffice/4.0.4.2$Windows_x86 LibreOffice_project/9e9821abd0ffdbc09cd8c52eaa574fa09eb08f2</meta:generator>
    <meta:printed-by>Наталья Василишина</meta:printed-by>
    <meta:document-statistic meta:table-count="4" meta:image-count="0" meta:object-count="0" meta:page-count="6" meta:paragraph-count="151" meta:word-count="2114" meta:character-count="17225" meta:non-whitespace-character-count="15178"/>
  </office:meta>
</office:document-meta>
</file>